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Operation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Also Identity</text:p>
          </table:table-cell>
          <table:table-cell office:value-type="string" calcext:value-type="string">
            <text:p>Node Redundant</text:p>
          </table:table-cell>
          <table:table-cell table:style-name="ce1" office:value-type="string" calcext:value-type="string">
            <text:p>Termination Ctrl</text:p>
          </table:table-cell>
          <table:table-cell office:value-type="string" calcext:value-type="string">
            <text:p>Iterative calls</text:p>
          </table:table-cell>
          <table:table-cell office:value-type="string" calcext:value-type="string">
            <text:p>Always called</text:p>
          </table:table-cell>
          <table:table-cell office:value-type="string" calcext:value-type="string">
            <text:p>Redundance filter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/>
          <table:table-cell office:value-type="string" calcext:value-type="string">
            <text:p>ZoomI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mpty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ty s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pac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his operation produce a big stream. This is why its necessary to stop it upon certain requirement, e.g. that the last incoming identity wrapper did not replace a node although it was not yet visualized. Technically it would be possible to split this operation but then a temporary data structure to store the last added nodes of the first step in this operation is necessary.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ty set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pty set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ty s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pac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his operation produce a big stream. This is why its necessary to stop it upon certain requirement, e.g. that the last incoming identity wrapper did not replace a node although it was not yet visualized. Technically it would be possible to split this operation but then a temporary data structure to store the last added nodes of the first step in this operation is necessary.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09:32:40.621696996</meta:creation-date>
    <meta:generator>LibreOffice/6.4.6.2$Linux_X86_64 LibreOffice_project/40$Build-2</meta:generator>
    <dc:date>2020-10-20T10:29:05.868205324</dc:date>
    <meta:editing-duration>PT14M41S</meta:editing-duration>
    <meta:editing-cycles>2</meta:editing-cycles>
    <meta:document-statistic meta:table-count="1" meta:cell-count="76" meta:object-count="0"/>
  </office:meta>
</office:document-meta>
</file>